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493" officeooo:paragraph-rsid="0002e4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and outputs<text:line-break/></text:p>
      <text:p text:style-name="P1">1.for creating structure <text:line-break/>mkdir -p /home/ravi/devops/</text:p>
      <text:p text:style-name="P1">logs gernerated from docker containers</text:p>
      <text:p text:style-name="P1">docker service logs my-stack_app &gt; /home/ravi/devops/logs.txt<text:line-break/>output<text:line-break/>cat logs.txt </text:p>
      <text:p text:style-name="P1">my-stack_app.2.zet1tqzul672@ravi-Inspiron-5566 <text:s text:c="3"/>| <text:s/>* Serving Flask app 'app'</text:p>
      <text:p text:style-name="P1">my-stack_app.3.n56mnw9jj2rz@ravi-Inspiron-5566 <text:s text:c="3"/>| <text:s/>* Serving Flask app 'app'</text:p>
      <text:p text:style-name="P1">my-stack_app.1.bhkrec4ou9zu@ravi-Inspiron-5566 <text:s text:c="3"/>| <text:s/>* Serving Flask app 'app'</text:p>
      <text:p text:style-name="P1">my-stack_app.3.n56mnw9jj2rz@ravi-Inspiron-5566 <text:s text:c="3"/>| <text:s/>* Debug mode: off</text:p>
      <text:p text:style-name="P1">my-stack_app.2.zet1tqzul672@ravi-Inspiron-5566 <text:s text:c="3"/>| <text:s/>* Debug mode: off</text:p>
      <text:p text:style-name="P1">my-stack_app.1.bhkrec4ou9zu@ravi-Inspiron-5566 <text:s text:c="3"/>| <text:s/>* Debug mode: off</text:p>
      <text:p text:style-name="P1">my-stack_app.3.uzjfqmhx7fm6@ravi-Inspiron-5566 <text:s text:c="3"/>| <text:s/>* Serving Flask app 'app'</text:p>
      <text:p text:style-name="P1">my-stack_app.3.uzjfqmhx7fm6@ravi-Inspiron-5566 <text:s text:c="3"/>| <text:s/>* Debug mode: off</text:p>
      <text:p text:style-name="P1"/>
      <text:p text:style-name="P1"/>
      <text:p text:style-name="P1">2.Process Management:<text:line-break/><text:line-break/>sudo lsof -i :8080</text:p>
      <text:p text:style-name="P1">COMMAND <text:s/>PID USER <text:s text:c="2"/>FD <text:s text:c="2"/>TYPE DEVICE SIZE/OFF NODE NAME</text:p>
      <text:p text:style-name="P1">dockerd 1554 root <text:s text:c="2"/>72u <text:s/>IPv6 <text:s/>96809 <text:s text:c="5"/>0t0 <text:s/>TCP *:http-alt (LISTEN)</text:p>
      <text:p text:style-name="P1">ravi@ravi-Inspiron-5566:~$ sudo kill -9 1554 </text:p>
      <text:p text:style-name="P1">ravi@ravi-Inspiron-5566:~$ sudo lsof -i :8080<text:line-break/></text:p>
      <text:p text:style-name="P1">3.Networking:<text:line-break/>for open ports and active connections</text:p>
      <text:p text:style-name="P1">ss -tuln </text:p>
      <text:p text:style-name="P1">Netid <text:s text:c="3"/>State <text:s text:c="4"/>Recv-Q <text:s text:c="3"/>Send-Q <text:s text:c="8"/>Local Address:Port <text:s text:c="9"/>Peer Address:Port <text:s text:c="3"/>Process <text:s text:c="3"/></text:p>
      <text:p text:style-name="P1">udp <text:s text:c="5"/>UNCONN <text:s text:c="3"/>0 <text:s text:c="8"/>0 <text:s text:c="19"/>0.0.0.0:5353 <text:s text:c="14"/>0.0.0.0:* <text:s text:c="17"/></text:p>
      <text:p text:style-name="P1">udp <text:s text:c="5"/>UNCONN <text:s text:c="3"/>0 <text:s text:c="8"/>0 <text:s text:c="13"/>127.0.0.53%lo:53 <text:s text:c="16"/>0.0.0.0:* <text:s text:c="17"/></text:p>
      <text:p text:style-name="P1">udp <text:s text:c="5"/>UNCONN <text:s text:c="3"/>0 <text:s text:c="8"/>0 <text:s text:c="19"/>0.0.0.0:41295 <text:s text:c="13"/>0.0.0.0:* <text:s text:c="17"/></text:p>
      <text:p text:style-name="P1">udp <text:s text:c="5"/>UNCONN <text:s text:c="3"/>0 <text:s text:c="8"/>0 <text:s text:c="19"/>0.0.0.0:4789 <text:s text:c="14"/>0.0.0.0:* <text:s text:c="17"/></text:p>
      <text:p text:style-name="P1">udp <text:s text:c="5"/>UNCONN <text:s text:c="3"/>0 <text:s text:c="8"/>0 <text:s text:c="22"/>[::]:5353 <text:s text:c="17"/>[::]:* <text:s text:c="17"/></text:p>
      <text:p text:style-name="P1">udp <text:s text:c="5"/>UNCONN <text:s text:c="3"/>0 <text:s text:c="8"/>0 <text:s text:c="25"/>*:7946 <text:s text:c="20"/>*:* <text:s text:c="17"/></text:p>
      <text:p text:style-name="P1">udp <text:s text:c="5"/>UNCONN <text:s text:c="3"/>0 <text:s text:c="8"/>0 <text:s text:c="22"/>[::]:57235 <text:s text:c="16"/>[::]:* <text:s text:c="17"/></text:p>
      <text:p text:style-name="P1">tcp <text:s text:c="5"/>LISTEN <text:s text:c="3"/>0 <text:s text:c="8"/>128 <text:s text:c="15"/>127.0.0.1:631 <text:s text:c="15"/>0.0.0.0:* <text:s text:c="17"/></text:p>
      <text:p text:style-name="P1">tcp <text:s text:c="5"/>LISTEN <text:s text:c="3"/>0 <text:s text:c="8"/>4096 <text:s text:c="10"/>127.0.0.53%lo:53 <text:s text:c="16"/>0.0.0.0:* <text:s text:c="17"/></text:p>
      <text:p text:style-name="P1">tcp <text:s text:c="5"/>LISTEN <text:s text:c="3"/>0 <text:s text:c="8"/>511 <text:s text:c="17"/>0.0.0.0:80 <text:s text:c="16"/>0.0.0.0:* <text:s text:c="17"/></text:p>
      <text:p text:style-name="P1">tcp <text:s text:c="5"/>LISTEN <text:s text:c="3"/>0 <text:s text:c="8"/>511 <text:s text:c="20"/>[::]:80 <text:s text:c="19"/>[::]:* <text:s text:c="14"/><text:line-break/></text:p>
      <text:p text:style-name="P1">restrict container access to a specific IP address.<text:line-break/>docker run -p 192.168.1.100:8080:8080 myapp:la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9:33:13.692186961</meta:creation-date>
    <dc:date>2024-12-24T10:24:35.195820229</dc:date>
    <meta:editing-duration>PT31M11S</meta:editing-duration>
    <meta:editing-cycles>1</meta:editing-cycles>
    <meta:document-statistic meta:table-count="0" meta:image-count="0" meta:object-count="0" meta:page-count="1" meta:paragraph-count="32" meta:word-count="208" meta:character-count="2457" meta:non-whitespace-character-count="1444"/>
    <meta:generator>LibreOffice/7.3.7.2$Linux_X86_64 LibreOffice_project/30$Build-2</meta:generator>
  </office:meta>
</office:document-meta>
</file>